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618in"/>
    </style:style>
    <style:style style:name="co2" style:family="table-column">
      <style:table-column-properties fo:break-before="auto" style:column-width="2.1228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4.2035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3.7209in"/>
    </style:style>
    <style:style style:name="co7" style:family="table-column">
      <style:table-column-properties fo:break-before="auto" style:column-width="3.6457in"/>
    </style:style>
    <style:style style:name="co8" style:family="table-column">
      <style:table-column-properties fo:break-before="auto" style:column-width="1.9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Motors.$B$2:.$B$11])" table:allow-empty-cell="false" table:display-list="sort-ascending" table:base-cell-address="Data.A2">
          <table:error-message table:message-type="stop" table:display="true"/>
        </table:content-validation>
        <table:content-validation table:name="val2" table:condition="of:cell-content-is-in-list([$Propellers.$B$2:.$B$15])" table:allow-empty-cell="false" table:display-list="sort-ascending" table:base-cell-address="Data.B2">
          <table:error-message table:message-type="stop" table:display="true"/>
        </table:content-validation>
        <table:content-validation table:name="val3" table:condition="of:cell-content-is-in-list([$Propellers.$B$2:.$B$14])" table:allow-empty-cell="false" table:display-list="sort-ascending" table:base-cell-address="Data.B2">
          <table:error-message table:message-type="stop" table:display="true"/>
        </table:content-validation>
      </table:content-validations>
      <table:table table:name="Motor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1637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ID</text:p>
          </table:table-cell>
          <table:table-cell table:style-name="ce1" office:value-type="string" calcext:value-type="string">
            <text:p>Weight(g)</text:p>
          </table:table-cell>
          <table:table-cell table:style-name="ce1" office:value-type="string" calcext:value-type="string">
            <text:p>Width(mm)</text:p>
          </table:table-cell>
          <table:table-cell table:style-name="ce1" office:value-type="string" calcext:value-type="string">
            <text:p>Height(mm)</text:p>
          </table:table-cell>
          <table:table-cell table:style-name="ce1" office:value-type="string" calcext:value-type="string">
            <text:p>Shaft(mm)</text:p>
          </table:table-cell>
          <table:table-cell table:style-name="ce1" office:value-type="string" calcext:value-type="string">
            <text:p>Rotation</text:p>
          </table:table-cell>
          <table:table-cell table:style-name="ce2" office:value-type="string" calcext:value-type="string">
            <text:p>Marks</text:p>
          </table:table-cell>
          <table:table-cell table:style-name="ce1" office:value-type="string" calcext:value-type="string">
            <text:p>Count</text:p>
          </table:table-cell>
          <table:table-cell table:style-name="ce2" office:value-type="string" calcext:value-type="string">
            <text:p>Bottom Color</text:p>
          </table:table-cell>
          <table:table-cell table:style-name="ce2" office:value-type="string" calcext:value-type="string">
            <text:p>Alt. Bottom Color</text:p>
          </table:table-cell>
          <table:table-cell table:style-name="ce1" office:value-type="string" calcext:value-type="string">
            <text:p>Geared</text:p>
          </table:table-cell>
          <table:table-cell table:style-name="ce1" office:value-type="string" calcext:value-type="string">
            <text:p>Est RPM(K)</text:p>
          </table:table-cell>
          <table:table-cell table:style-name="ce1" table:number-columns-repeated="16370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COM.MICROSOFT.CONCAT([.A2]; &quot;: &quot;; [.E2]; &quot;x&quot;; [.F2]; &quot; w &quot;; [.G2]; &quot;mm shaft&quot;)" office:value-type="string" office:string-value="0: 7x16 w 1mm shaft" calcext:value-type="string">
            <text:p>0: 7x16 w 1mm shaft</text:p>
          </table:table-cell>
          <table:table-cell office:value-type="string" calcext:value-type="string">
            <text:p>X003RITXCH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6L or GL on bott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, red &amp; blue wire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COM.MICROSOFT.CONCAT([.A3]; &quot;: &quot;; [.E3]; &quot;x&quot;; [.F3]; &quot; w &quot;; [.G3]; &quot;mm shaft&quot;)" office:value-type="string" office:string-value="1: 7x16 w 0.8mm shaft" calcext:value-type="string">
            <text:p>1: 7x16 w 0.8mm shaft</text:p>
          </table:table-cell>
          <table:table-cell office:value-type="string" calcext:value-type="string">
            <text:p>X003OYA1C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HC on bott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e, red &amp; blue wires</text:p>
          </table:table-cell>
          <table:table-cell office:value-type="string" calcext:value-type="string">
            <text:p>blue, white &amp; black wires</text:p>
          </table:table-cell>
          <table:table-cell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table:number-columns-repeated="16370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OM.MICROSOFT.CONCAT([.A4]; &quot;: &quot;; [.E4]; &quot;x&quot;; [.F4]; &quot; w &quot;; [.G4]; &quot;mm shaft&quot;)" office:value-type="string" office:string-value="2: 8.5x20 w 1mm shaft" calcext:value-type="string">
            <text:p>2: 8.5x20 w 1mm shaft</text:p>
          </table:table-cell>
          <table:table-cell office:value-type="string" calcext:value-type="string">
            <text:p>X00327BPX5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3 Chinese chars on bott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y, red &amp; blue wires</text:p>
          </table:table-cell>
          <table:table-cell office:value-type="string" calcext:value-type="string">
            <text:p>purple, white &amp; black wires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table:number-columns-repeated="16370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COM.MICROSOFT.CONCAT([.A5]; &quot;: &quot;; [.E5]; &quot;x&quot;; [.F5]; &quot; w &quot;; [.G5]; &quot;mm shaft&quot;)" office:value-type="string" office:string-value="3: 7x20 w 1mm shaft" calcext:value-type="string">
            <text:p>3: 7x20 w 1mm shaft</text:p>
          </table:table-cell>
          <table:table-cell office:value-type="string" calcext:value-type="string">
            <text:p>B01HXSNSQ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, red &amp; blue wires</text:p>
          </table:table-cell>
          <table:table-cell office:value-type="string" calcext:value-type="string">
            <text:p>light green, black &amp; white wires</text:p>
          </table:table-cell>
          <table:table-cell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table:number-columns-repeated="16370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COM.MICROSOFT.CONCAT([.A6]; &quot;: &quot;; [.E6]; &quot;x&quot;; [.F6]; &quot; w &quot;; [.G6]; &quot;mm shaft&quot;)" office:value-type="string" office:string-value="4: 7x16 w 0.8mm shaft" calcext:value-type="string">
            <text:p>4: 7x16 w 0.8mm shaft</text:p>
          </table:table-cell>
          <table:table-cell office:value-type="string" calcext:value-type="string">
            <text:p>X003OYA1C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blue dot and 3 Chinese chars on bott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table:number-columns-repeated="16370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COM.MICROSOFT.CONCAT([.A7]; &quot;: &quot;; [.E7]; &quot;x&quot;; [.F7]; &quot; w &quot;; [.G7]; &quot;mm shaft&quot;)" office:value-type="string" office:string-value="5: 6x14 w 0.8mm shaft" calcext:value-type="string">
            <text:p>5: 6x14 w 0.8mm shaft</text:p>
          </table:table-cell>
          <table:table-cell office:value-type="string" calcext:value-type="string">
            <text:p>X0046GTNG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, red &amp; white wire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COM.MICROSOFT.CONCAT([.A8]; &quot;: &quot;; [.E8]; &quot;x&quot;; [.F8]; &quot; w &quot;; [.G8]; &quot;mm shaft&quot;)" office:value-type="string" office:string-value="6: 7x20 w 1mm shaft" calcext:value-type="string">
            <text:p>6: 7x20 w 1mm shaft</text:p>
          </table:table-cell>
          <table:table-cell office:value-type="string" calcext:value-type="string">
            <text:p>BC7771 312932 DJ012186 A1-3-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HS in circle on bot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ite, red &amp; blue wire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table:number-columns-repeated="16370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COM.MICROSOFT.CONCAT([.A9]; &quot;: &quot;; [.E9]; &quot;x&quot;; [.F9]; &quot; w &quot;; [.G9]; &quot;mm shaft&quot;)" office:value-type="string" office:string-value="7: 8x16 w 1mm shaft" calcext:value-type="string">
            <text:p>7: 8x16 w 1mm shaft</text:p>
          </table:table-cell>
          <table:table-cell office:value-type="string" calcext:value-type="string">
            <text:p>Grasaky EEAARPBR-816(1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HC in circle on 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red &amp; blue wire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table:number-columns-repeated="16370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COM.MICROSOFT.CONCAT([.A10]; &quot;: &quot;; [.E10]; &quot;x&quot;; [.F10]; &quot; w &quot;; [.G10]; &quot;mm shaft&quot;)" office:value-type="string" office:string-value="8: 8x16 w 0.8mm shaft" calcext:value-type="string">
            <text:p>8: 8x16 w 0.8mm shaft</text:p>
          </table:table-cell>
          <table:table-cell office:value-type="string" calcext:value-type="string">
            <text:p>Grasaky ECCCEBEG-816(0.8)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2 Chinese characters on bottom,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, red &amp; blue wire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table:number-columns-repeated="16370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COM.MICROSOFT.CONCAT([.A11]; &quot;: &quot;; [.E11]; &quot;x&quot;; [.F11]; &quot; w &quot;; [.G11]; &quot;mm shaft&quot;)" office:value-type="string" office:string-value="9: 7x20 w 1mm shaft" calcext:value-type="string">
            <text:p>9: 7x20 w 1mm shaft</text:p>
          </table:table-cell>
          <table:table-cell office:value-type="string" calcext:value-type="string">
            <text:p>X003WHGDH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SL1 in box on bott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y, red &amp; blue wires</text:p>
          </table:table-cell>
          <table:table-cell office:value-type="string" calcext:value-type="string">
            <text:p>green, white 7 black</text:p>
          </table:table-cell>
          <table:table-cell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table:number-columns-repeated="16370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opellers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1638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Blade Count</text:p>
          </table:table-cell>
          <table:table-cell table:style-name="ce1" office:value-type="string" calcext:value-type="string">
            <text:p>Center Nub</text:p>
          </table:table-cell>
          <table:table-cell table:style-name="ce1" office:value-type="string" calcext:value-type="string">
            <text:p>Blade Tip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Width(mm)</text:p>
          </table:table-cell>
          <table:table-cell table:style-name="ce1" office:value-type="string" calcext:value-type="string">
            <text:p>Weight(g)</text:p>
          </table:table-cell>
          <table:table-cell table:style-name="ce1" office:value-type="string" calcext:value-type="string">
            <text:p>Shaft(mm)</text:p>
          </table:table-cell>
          <table:table-cell table:style-name="ce1" table:number-columns-repeated="1637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MICROSOFT.CONCAT([.H2]; &quot;mm wide, &quot;; [.C2]; &quot; &quot;; [.D2]; &quot; &quot;; [.E2]; &quot; &quot;; [.F2]; &quot; &quot;; [.J2]; &quot;mm shaft&quot;)" office:value-type="string" office:string-value="40mm wide, transparent gray 2 flat sharp 1mm shaft" calcext:value-type="string">
            <text:p>40mm wide, transparent gray 2 flat sharp 1mm shaft</text:p>
          </table:table-cell>
          <table:table-cell office:value-type="string" calcext:value-type="string">
            <text:p>transparent gr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sharp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CONCAT([.H3]; &quot;mm wide, &quot;; [.C3]; &quot; &quot;; [.D3]; &quot; &quot;; [.E3]; &quot; &quot;; [.F3]; &quot; &quot;; [.J3]; &quot;mm shaft&quot;)" office:value-type="string" office:string-value="41mm wide, transparent red 3 flat sharp 1mm shaft" calcext:value-type="string">
            <text:p>41mm wide, transparent red 3 flat sharp 1mm shaft</text:p>
          </table:table-cell>
          <table:table-cell office:value-type="string" calcext:value-type="string">
            <text:p>transparent 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sharp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CONCAT([.H4]; &quot;mm wide, &quot;; [.C4]; &quot; &quot;; [.D4]; &quot; &quot;; [.E4]; &quot; &quot;; [.F4]; &quot; &quot;; [.J4]; &quot;mm shaft&quot;)" office:value-type="string" office:string-value="46mm wide, blue 2 none rounded 1mm shaft" calcext:value-type="string">
            <text:p>46mm wide, blue 2 none rounded 1mm shaft</text:p>
          </table:table-cell>
          <table:table-cell office:value-type="string" calcext:value-type="string">
            <text:p>b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unded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CONCAT([.H5]; &quot;mm wide, &quot;; [.C5]; &quot; &quot;; [.D5]; &quot; &quot;; [.E5]; &quot; &quot;; [.F5]; &quot; &quot;; [.J5]; &quot;mm shaft&quot;)" office:value-type="string" office:string-value="55mm wide, red 2 rounded rounded 1mm shaft" calcext:value-type="string">
            <text:p>55mm wide, red 2 rounded rounded 1mm shaft</text:p>
          </table:table-cell>
          <table:table-cell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unded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CONCAT([.H6]; &quot;mm wide, &quot;; [.C6]; &quot; &quot;; [.D6]; &quot; &quot;; [.E6]; &quot; &quot;; [.F6]; &quot; &quot;; [.J6]; &quot;mm shaft&quot;)" office:value-type="string" office:string-value="55mm wide, black 2 flat squared 1mm shaft" calcext:value-type="string">
            <text:p>55mm wide, black 2 flat squared 1mm shaft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squared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CONCAT([.H7]; &quot;mm wide, &quot;; [.C7]; &quot; &quot;; [.D7]; &quot; &quot;; [.E7]; &quot; &quot;; [.F7]; &quot; &quot;; [.J7]; &quot;mm shaft&quot;)" office:value-type="string" office:string-value="66mm wide, clear 2 flat squared 1mm shaft" calcext:value-type="string">
            <text:p>66mm wide, clear 2 flat squared 1mm shaft</text:p>
          </table:table-cell>
          <table:table-cell office:value-type="string" calcext:value-type="string">
            <text:p>cl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squared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CONCAT([.H8]; &quot;mm wide, &quot;; [.C8]; &quot; &quot;; [.D8]; &quot; &quot;; [.E8]; &quot; &quot;; [.F8]; &quot; &quot;; [.J8]; &quot;mm shaft&quot;)" office:value-type="string" office:string-value="76.3mm wide, transparent orange 2 flat sharp 1mm shaft" calcext:value-type="string">
            <text:p>76.3mm wide, transparent orange 2 flat sharp 1mm shaft</text:p>
          </table:table-cell>
          <table:table-cell office:value-type="string" calcext:value-type="string">
            <text:p>transparent ora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sharp</text:p>
          </table:table-cell>
          <table:table-cell/>
          <table:table-cell office:value-type="float" office:value="76.3" calcext:value-type="float">
            <text:p>76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CONCAT([.H9]; &quot;mm wide, &quot;; [.C9]; &quot; &quot;; [.D9]; &quot; &quot;; [.E9]; &quot; &quot;; [.F9]; &quot; &quot;; [.J9]; &quot;mm shaft&quot;)" office:value-type="string" office:string-value="76.3mm wide, black 2 rounded squared 1mm shaft" calcext:value-type="string">
            <text:p>76.3mm wide, black 2 rounded squared 1mm shaft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nded</text:p>
          </table:table-cell>
          <table:table-cell office:value-type="string" calcext:value-type="string">
            <text:p>squared</text:p>
          </table:table-cell>
          <table:table-cell/>
          <table:table-cell office:value-type="float" office:value="76.3" calcext:value-type="float">
            <text:p>76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[.H10]; &quot;mm wide, &quot;; [.C10]; &quot; &quot;; [.D10]; &quot; &quot;; [.E10]; &quot; &quot;; [.F10]; &quot; &quot;; [.J10]; &quot;mm shaft&quot;)" office:value-type="string" office:string-value="77mm wide, black 2 rounded sharp 1mm shaft" calcext:value-type="string">
            <text:p>77mm wide, black 2 rounded sharp 1mm shaft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nded</text:p>
          </table:table-cell>
          <table:table-cell office:value-type="string" calcext:value-type="string">
            <text:p>sharp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CONCAT([.H11]; &quot;mm wide, &quot;; [.C11]; &quot; &quot;; [.D11]; &quot; &quot;; [.E11]; &quot; &quot;; [.F11]; &quot; &quot;; [.J11]; &quot;mm shaft&quot;)" office:value-type="string" office:string-value="46mm wide, black 2 flat rounded 0.8mm shaft" calcext:value-type="string">
            <text:p>46mm wide, black 2 flat rounded 0.8mm shaft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rounded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CONCAT([.H12]; &quot;mm wide, &quot;; [.C12]; &quot; &quot;; [.D12]; &quot; &quot;; [.E12]; &quot; &quot;; [.F12]; &quot; &quot;; [.J12]; &quot;mm shaft&quot;)" office:value-type="string" office:string-value="46mm wide, black 2 rounded rounded 0.8mm shaft" calcext:value-type="string">
            <text:p>46mm wide, black 2 rounded rounded 0.8mm shaft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unded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table:number-columns-repeated="1637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CONCAT([.H13]; &quot;mm wide, &quot;; [.C13]; &quot; &quot;; [.D13]; &quot; &quot;; [.E13]; &quot; &quot;; [.F13]; &quot; &quot;; [.J13]; &quot;mm shaft&quot;)" office:value-type="string" office:string-value="31mm wide, transparent gray 3 flat squared 0.8mm shaft" calcext:value-type="string">
            <text:p>31mm wide, transparent gray 3 flat squared 0.8mm shaft</text:p>
          </table:table-cell>
          <table:table-cell office:value-type="string" calcext:value-type="string">
            <text:p>transparent gr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squared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table:number-columns-repeated="1637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[.H14]; &quot;mm wide, &quot;; [.C14]; &quot; &quot;; [.D14]; &quot; &quot;; [.E14]; &quot; &quot;; [.F14]; &quot; &quot;; [.J14]; &quot;mm shaft&quot;)" office:value-type="string" office:string-value="31mm wide, transparent purple 4 flat squared 0.8mm shaft" calcext:value-type="string">
            <text:p>31mm wide, transparent purple 4 flat squared 0.8mm shaft</text:p>
          </table:table-cell>
          <table:table-cell office:value-type="string" calcext:value-type="string">
            <text:p>transparent purp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squared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table:number-columns-repeated="1637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CONCAT([.H15]; &quot;mm wide, &quot;; [.C15]; &quot; &quot;; [.D15]; &quot; &quot;; [.E15]; &quot; &quot;; [.F15]; &quot; &quot;; [.J15]; &quot;mm shaft&quot;)" office:value-type="string" office:string-value="140mm wide, black 2 none rounded 1mm shaft" calcext:value-type="string">
            <text:p>140mm wide, black 2 none rounded 1mm shaft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unded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</table:table>
      <table:table table:name="Data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ce4"/>
        <table:table-column table:style-name="co5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6374" table:default-cell-style-name="Default"/>
        <table:table-row table:style-name="ro1">
          <table:table-cell table:style-name="ce1" office:value-type="string" calcext:value-type="string">
            <text:p>Motor Name</text:p>
          </table:table-cell>
          <table:table-cell table:style-name="ce1" office:value-type="string" calcext:value-type="string">
            <text:p>Propeller Name</text:p>
          </table:table-cell>
          <table:table-cell table:style-name="ce1" office:value-type="string" calcext:value-type="string">
            <text:p>Max Thrust(g)</text:p>
          </table:table-cell>
          <table:table-cell table:style-name="ce1" office:value-type="string" calcext:value-type="string">
            <text:p>Thrust Pull</text:p>
          </table:table-cell>
          <table:table-cell table:style-name="ce1" office:value-type="string" calcext:value-type="string">
            <text:p>RPM(K)</text:p>
          </table:table-cell>
          <table:table-cell table:style-name="ce1" office:value-type="string" calcext:value-type="string">
            <text:p>Volts(V)</text:p>
          </table:table-cell>
          <table:table-cell table:style-name="ce1" office:value-type="string" calcext:value-type="string">
            <text:p>Amps(A)</text:p>
          </table:table-cell>
          <table:table-cell table:style-name="ce1" office:value-type="string" calcext:value-type="string">
            <text:p>Decibels(Db)</text:p>
          </table:table-cell>
          <table:table-cell table:style-name="ce1" office:value-type="string" calcext:value-type="string">
            <text:p>Weighted Score((Max Thrust / Amps) + (Amps * 100))</text:p>
          </table:table-cell>
          <table:table-cell table:style-name="ce1" office:value-type="string" calcext:value-type="string">
            <text:p>Score(Max Thrust / Amps)</text:p>
          </table:table-cell>
          <table:table-cell table:style-name="ce1" table:number-columns-repeated="16374"/>
        </table:table-row>
        <table:table-row table:style-name="ro1">
          <table:table-cell table:content-validation-name="val1" office:value-type="string" calcext:value-type="string">
            <text:p>0: 7x16 w 1mm shaft</text:p>
          </table:table-cell>
          <table:table-cell table:content-validation-name="val2" office:value-type="string" calcext:value-type="string">
            <text:p>77mm wide, black 2 rounded sharp 1mm shaft</text:p>
          </table:table-cell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  <table:table-cell office:value-type="float" office:value="74" calcext:value-type="float">
            <text:p>74</text:p>
          </table:table-cell>
          <table:table-cell table:formula="of:=([.C2]/[.G2]) + ([.G2] * 100)" office:value-type="float" office:value="122.727272727273" calcext:value-type="float">
            <text:p>122.727272727273</text:p>
          </table:table-cell>
          <table:table-cell table:formula="of:=[.C2]/ [.G2]" office:value-type="float" office:value="12.7272727272727" calcext:value-type="float">
            <text:p>12.7272727272727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0: 7x16 w 1mm shaft</text:p>
          </table:table-cell>
          <table:table-cell table:content-validation-name="val2" office:value-type="string" calcext:value-type="string">
            <text:p>55mm wide, red 2 rounded rounded 1mm shaft</text:p>
          </table:table-cell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9" calcext:value-type="float">
            <text:p>39</text:p>
          </table:table-cell>
          <table:table-cell office:value-type="float" office:value="3.7" calcext:value-type="float">
            <text:p>3.7</text:p>
          </table:table-cell>
          <table:table-cell office:value-type="float" office:value="0.9" calcext:value-type="float">
            <text:p>0.9</text:p>
          </table:table-cell>
          <table:table-cell office:value-type="float" office:value="74" calcext:value-type="float">
            <text:p>74</text:p>
          </table:table-cell>
          <table:table-cell table:formula="of:=([.C3]/[.G3]) + ([.G3] * 100)" office:value-type="float" office:value="104.444444444444" calcext:value-type="float">
            <text:p>104.444444444444</text:p>
          </table:table-cell>
          <table:table-cell table:formula="of:=[.C3]/ [.G3]" office:value-type="float" office:value="14.4444444444444" calcext:value-type="float">
            <text:p>14.4444444444444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0: 7x16 w 1mm shaft</text:p>
          </table:table-cell>
          <table:table-cell table:content-validation-name="val2" office:value-type="string" calcext:value-type="string">
            <text:p>40mm wide, transparent gray 2 flat sharp 1mm shaft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71" calcext:value-type="float">
            <text:p>71</text:p>
          </table:table-cell>
          <table:table-cell table:formula="of:=([.C4]/[.G4]) + ([.G4] * 100)" office:value-type="float" office:value="84.2857142857143" calcext:value-type="float">
            <text:p>84.2857142857143</text:p>
          </table:table-cell>
          <table:table-cell table:formula="of:=[.C4]/ [.G4]" office:value-type="float" office:value="14.2857142857143" calcext:value-type="float">
            <text:p>14.2857142857143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0: 7x16 w 1mm shaft</text:p>
          </table:table-cell>
          <table:table-cell table:content-validation-name="val2" office:value-type="string" calcext:value-type="string">
            <text:p>76.3mm wide, black 2 rounded squared 1mm shaft</text:p>
          </table:table-cell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  <table:table-cell office:value-type="float" office:value="76" calcext:value-type="float">
            <text:p>76</text:p>
          </table:table-cell>
          <table:table-cell table:formula="of:=([.C5]/[.G5]) + ([.G5] * 100)" office:value-type="float" office:value="124.545454545455" calcext:value-type="float">
            <text:p>124.545454545455</text:p>
          </table:table-cell>
          <table:table-cell table:formula="of:=[.C5]/ [.G5]" office:value-type="float" office:value="14.5454545454545" calcext:value-type="float">
            <text:p>14.5454545454545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0: 7x16 w 1mm shaft</text:p>
          </table:table-cell>
          <table:table-cell table:content-validation-name="val2" office:value-type="string" calcext:value-type="string">
            <text:p>41mm wide, transparent red 3 flat sharp 1mm shaft</text:p>
          </table:table-cell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0.9" calcext:value-type="float">
            <text:p>0.9</text:p>
          </table:table-cell>
          <table:table-cell office:value-type="float" office:value="70" calcext:value-type="float">
            <text:p>70</text:p>
          </table:table-cell>
          <table:table-cell table:formula="of:=([.C6]/[.G6]) + ([.G6] * 100)" office:value-type="float" office:value="103.333333333333" calcext:value-type="float">
            <text:p>103.333333333333</text:p>
          </table:table-cell>
          <table:table-cell table:formula="of:=[.C6]/ [.G6]" office:value-type="float" office:value="13.3333333333333" calcext:value-type="float">
            <text:p>13.3333333333333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0: 7x16 w 1mm shaft</text:p>
          </table:table-cell>
          <table:table-cell table:content-validation-name="val2" office:value-type="string" calcext:value-type="string">
            <text:p>66mm wide, clear 2 flat squared 1mm shaft</text:p>
          </table:table-cell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formula="of:=([.C7]/[.G7]) + ([.G7] * 100)" office:value-type="float" office:value="114" calcext:value-type="float">
            <text:p>114</text:p>
          </table:table-cell>
          <table:table-cell table:formula="of:=[.C7]/ [.G7]"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0: 7x16 w 1mm shaft</text:p>
          </table:table-cell>
          <table:table-cell table:content-validation-name="val2" office:value-type="string" calcext:value-type="string">
            <text:p>76.3mm wide, transparent orange 2 flat sharp 1mm shaft</text:p>
          </table:table-cell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  <table:table-cell office:value-type="float" office:value="76" calcext:value-type="float">
            <text:p>76</text:p>
          </table:table-cell>
          <table:table-cell table:formula="of:=([.C8]/[.G8]) + ([.G8] * 100)" office:value-type="float" office:value="122.727272727273" calcext:value-type="float">
            <text:p>122.727272727273</text:p>
          </table:table-cell>
          <table:table-cell table:formula="of:=[.C8]/ [.G8]" office:value-type="float" office:value="12.7272727272727" calcext:value-type="float">
            <text:p>12.7272727272727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0: 7x16 w 1mm shaft</text:p>
          </table:table-cell>
          <table:table-cell table:content-validation-name="val2" office:value-type="string" calcext:value-type="string">
            <text:p>55mm wide, black 2 flat squared 1mm shaft</text:p>
          </table:table-cell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7" calcext:value-type="float">
            <text:p>37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formula="of:=([.C9]/[.G9]) + ([.G9] * 100)" office:value-type="float" office:value="113" calcext:value-type="float">
            <text:p>113</text:p>
          </table:table-cell>
          <table:table-cell table:formula="of:=[.C9]/ [.G9]" office:value-type="float" office:value="13" calcext:value-type="float">
            <text:p>13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0: 7x16 w 1mm shaft</text:p>
          </table:table-cell>
          <table:table-cell table:content-validation-name="val2" office:value-type="string" calcext:value-type="string">
            <text:p>46mm wide, blue 2 none rounded 1mm shaft</text:p>
          </table:table-cell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73" calcext:value-type="float">
            <text:p>73</text:p>
          </table:table-cell>
          <table:table-cell table:formula="of:=([.C10]/[.G10]) + ([.G10] * 100)" office:value-type="float" office:value="87.1428571428571" calcext:value-type="float">
            <text:p>87.1428571428571</text:p>
          </table:table-cell>
          <table:table-cell table:formula="of:=[.C10]/ [.G10]" office:value-type="float" office:value="17.1428571428571" calcext:value-type="float">
            <text:p>17.1428571428571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1: 7x16 w 0.8mm shaft</text:p>
          </table:table-cell>
          <table:table-cell table:content-validation-name="val2" office:value-type="string" calcext:value-type="string">
            <text:p>46mm wide, black 2 flat rounded 0.8mm shaft</text:p>
          </table:table-cell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3" calcext:value-type="float">
            <text:p>63</text:p>
          </table:table-cell>
          <table:table-cell office:value-type="float" office:value="3.7" calcext:value-type="float">
            <text:p>3.7</text:p>
          </table:table-cell>
          <table:table-cell office:value-type="float" office:value="1.7" calcext:value-type="float">
            <text:p>1.7</text:p>
          </table:table-cell>
          <table:table-cell office:value-type="float" office:value="78" calcext:value-type="float">
            <text:p>78</text:p>
          </table:table-cell>
          <table:table-cell table:formula="of:=([.C11]/[.G11]) + ([.G11] * 100)" office:value-type="float" office:value="180" calcext:value-type="float">
            <text:p>180</text:p>
          </table:table-cell>
          <table:table-cell table:formula="of:=[.C11]/ [.G11]"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1: 7x16 w 0.8mm shaft</text:p>
          </table:table-cell>
          <table:table-cell table:content-validation-name="val2" office:value-type="string" calcext:value-type="string">
            <text:p>46mm wide, black 2 rounded rounded 0.8mm shaft</text:p>
          </table:table-cell>
          <table:table-cell office:value-type="float" office:value="22" calcext:value-type="float">
            <text:p>2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3.7" calcext:value-type="float">
            <text:p>3.7</text:p>
          </table:table-cell>
          <table:table-cell office:value-type="float" office:value="1.7" calcext:value-type="float">
            <text:p>1.7</text:p>
          </table:table-cell>
          <table:table-cell office:value-type="float" office:value="78" calcext:value-type="float">
            <text:p>78</text:p>
          </table:table-cell>
          <table:table-cell table:formula="of:=([.C12]/[.G12]) + ([.G12] * 100)" office:value-type="float" office:value="182.941176470588" calcext:value-type="float">
            <text:p>182.941176470588</text:p>
          </table:table-cell>
          <table:table-cell table:formula="of:=[.C12]/ [.G12]" office:value-type="float" office:value="12.9411764705882" calcext:value-type="float">
            <text:p>12.9411764705882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1: 7x16 w 0.8mm shaft</text:p>
          </table:table-cell>
          <table:table-cell table:content-validation-name="val2" office:value-type="string" calcext:value-type="string">
            <text:p>31mm wide, transparent gray 3 flat squared 0.8mm shaft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.4" calcext:value-type="float">
            <text:p>1.4</text:p>
          </table:table-cell>
          <table:table-cell office:value-type="float" office:value="76" calcext:value-type="float">
            <text:p>76</text:p>
          </table:table-cell>
          <table:table-cell table:formula="of:=([.C13]/[.G13]) + ([.G13] * 100)" office:value-type="float" office:value="150.714285714286" calcext:value-type="float">
            <text:p>150.714285714286</text:p>
          </table:table-cell>
          <table:table-cell table:formula="of:=[.C13]/ [.G13]" office:value-type="float" office:value="10.7142857142857" calcext:value-type="float">
            <text:p>10.7142857142857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1: 7x16 w 0.8mm shaft</text:p>
          </table:table-cell>
          <table:table-cell table:content-validation-name="val2" office:value-type="string" calcext:value-type="string">
            <text:p>31mm wide, transparent purple 4 flat squared 0.8mm shaft</text:p>
          </table:table-cell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office:value-type="float" office:value="76" calcext:value-type="float">
            <text:p>76</text:p>
          </table:table-cell>
          <table:table-cell table:formula="of:=([.C14]/[.G14]) + ([.G14] * 100)" office:value-type="float" office:value="170" calcext:value-type="float">
            <text:p>170</text:p>
          </table:table-cell>
          <table:table-cell table:formula="of:=[.C14]/ [.G14]"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2: 8.5x20 w 1mm shaft</text:p>
          </table:table-cell>
          <table:table-cell table:content-validation-name="val2" office:value-type="string" calcext:value-type="string">
            <text:p>55mm wide, red 2 rounded rounded 1mm shaft</text:p>
          </table:table-cell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formula="of:=([.C15]/[.G15]) + ([.G15] * 100)" office:value-type="float" office:value="213" calcext:value-type="float">
            <text:p>213</text:p>
          </table:table-cell>
          <table:table-cell table:formula="of:=[.C15]/ [.G15]" office:value-type="float" office:value="13" calcext:value-type="float">
            <text:p>13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2: 8.5x20 w 1mm shaft</text:p>
          </table:table-cell>
          <table:table-cell table:content-validation-name="val2" office:value-type="string" calcext:value-type="string">
            <text:p>77mm wide, black 2 rounded sharp 1mm shaft</text:p>
          </table:table-cell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3.7" calcext:value-type="float">
            <text:p>3.7</text:p>
          </table:table-cell>
          <table:table-cell office:value-type="float" office:value="2.9" calcext:value-type="float">
            <text:p>2.9</text:p>
          </table:table-cell>
          <table:table-cell office:value-type="float" office:value="74" calcext:value-type="float">
            <text:p>74</text:p>
          </table:table-cell>
          <table:table-cell table:formula="of:=([.C16]/[.G16]) + ([.G16] * 100)" office:value-type="float" office:value="300.344827586207" calcext:value-type="float">
            <text:p>300.344827586207</text:p>
          </table:table-cell>
          <table:table-cell table:formula="of:=[.C16]/ [.G16]" office:value-type="float" office:value="10.3448275862069" calcext:value-type="float">
            <text:p>10.3448275862069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2: 8.5x20 w 1mm shaft</text:p>
          </table:table-cell>
          <table:table-cell table:content-validation-name="val2" office:value-type="string" calcext:value-type="string">
            <text:p>46mm wide, blue 2 none rounded 1mm shaft</text:p>
          </table:table-cell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6" calcext:value-type="float">
            <text:p>46</text:p>
          </table:table-cell>
          <table:table-cell office:value-type="float" office:value="3.7" calcext:value-type="float">
            <text:p>3.7</text:p>
          </table:table-cell>
          <table:table-cell office:value-type="float" office:value="1.2" calcext:value-type="float">
            <text:p>1.2</text:p>
          </table:table-cell>
          <table:table-cell office:value-type="float" office:value="72" calcext:value-type="float">
            <text:p>72</text:p>
          </table:table-cell>
          <table:table-cell table:formula="of:=([.C17]/[.G17]) + ([.G17] * 100)" office:value-type="float" office:value="130.833333333333" calcext:value-type="float">
            <text:p>130.833333333333</text:p>
          </table:table-cell>
          <table:table-cell table:formula="of:=[.C17]/ [.G17]" office:value-type="float" office:value="10.8333333333333" calcext:value-type="float">
            <text:p>10.8333333333333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2: 8.5x20 w 1mm shaft</text:p>
          </table:table-cell>
          <table:table-cell table:content-validation-name="val2" office:value-type="string" calcext:value-type="string">
            <text:p>40mm wide, transparent gray 2 flat sharp 1mm shaft</text:p>
          </table:table-cell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office:value-type="float" office:value="72" calcext:value-type="float">
            <text:p>72</text:p>
          </table:table-cell>
          <table:table-cell table:formula="of:=([.C18]/[.G18]) + ([.G18] * 100)" office:value-type="float" office:value="173.125" calcext:value-type="float">
            <text:p>173.125</text:p>
          </table:table-cell>
          <table:table-cell table:formula="of:=[.C18]/ [.G18]" office:value-type="float" office:value="13.125" calcext:value-type="float">
            <text:p>13.125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2: 8.5x20 w 1mm shaft</text:p>
          </table:table-cell>
          <table:table-cell table:content-validation-name="val2" office:value-type="string" calcext:value-type="string">
            <text:p>76.3mm wide, black 2 rounded squared 1mm shaft</text:p>
          </table:table-cell>
          <table:table-cell office:value-type="float" office:value="32" calcext:value-type="float">
            <text:p>3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.7</text:p>
          </table:table-cell>
          <table:table-cell office:value-type="float" office:value="2.7" calcext:value-type="float">
            <text:p>2.7</text:p>
          </table:table-cell>
          <table:table-cell office:value-type="float" office:value="78" calcext:value-type="float">
            <text:p>78</text:p>
          </table:table-cell>
          <table:table-cell table:formula="of:=([.C19]/[.G19]) + ([.G19] * 100)" office:value-type="float" office:value="281.851851851852" calcext:value-type="float">
            <text:p>281.851851851852</text:p>
          </table:table-cell>
          <table:table-cell table:formula="of:=[.C19]/ [.G19]" office:value-type="float" office:value="11.8518518518519" calcext:value-type="float">
            <text:p>11.8518518518519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2: 8.5x20 w 1mm shaft</text:p>
          </table:table-cell>
          <table:table-cell table:content-validation-name="val2" office:value-type="string" calcext:value-type="string">
            <text:p>41mm wide, transparent red 3 flat sharp 1mm shaft</text:p>
          </table:table-cell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formula="of:=([.C20]/[.G20]) + ([.G20] * 100)" office:value-type="float" office:value="211.5" calcext:value-type="float">
            <text:p>211.5</text:p>
          </table:table-cell>
          <table:table-cell table:formula="of:=[.C20]/ [.G20]" office:value-type="float" office:value="11.5" calcext:value-type="float">
            <text:p>11.5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2: 8.5x20 w 1mm shaft</text:p>
          </table:table-cell>
          <table:table-cell table:content-validation-name="val2" office:value-type="string" calcext:value-type="string">
            <text:p>66mm wide, clear 2 flat squared 1mm shaft</text:p>
          </table:table-cell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office:value-type="float" office:value="75" calcext:value-type="float">
            <text:p>75</text:p>
          </table:table-cell>
          <table:table-cell table:formula="of:=([.C21]/[.G21]) + ([.G21] * 100)" office:value-type="float" office:value="242.173913043478" calcext:value-type="float">
            <text:p>242.173913043478</text:p>
          </table:table-cell>
          <table:table-cell table:formula="of:=[.C21]/ [.G21]" office:value-type="float" office:value="12.1739130434783" calcext:value-type="float">
            <text:p>12.1739130434783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2: 8.5x20 w 1mm shaft</text:p>
          </table:table-cell>
          <table:table-cell table:content-validation-name="val2" office:value-type="string" calcext:value-type="string">
            <text:p>76.3mm wide, transparent orange 2 flat sharp 1mm shaft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2.7" calcext:value-type="float">
            <text:p>2.7</text:p>
          </table:table-cell>
          <table:table-cell office:value-type="float" office:value="78" calcext:value-type="float">
            <text:p>78</text:p>
          </table:table-cell>
          <table:table-cell table:formula="of:=([.C22]/[.G22]) + ([.G22] * 100)" office:value-type="float" office:value="282.962962962963" calcext:value-type="float">
            <text:p>282.962962962963</text:p>
          </table:table-cell>
          <table:table-cell table:formula="of:=[.C22]/ [.G22]" office:value-type="float" office:value="12.962962962963" calcext:value-type="float">
            <text:p>12.962962962963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2: 8.5x20 w 1mm shaft</text:p>
          </table:table-cell>
          <table:table-cell table:content-validation-name="val2" office:value-type="string" calcext:value-type="string">
            <text:p>55mm wide, black 2 flat squared 1mm shaft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7" calcext:value-type="float">
            <text:p>37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73" calcext:value-type="float">
            <text:p>73</text:p>
          </table:table-cell>
          <table:table-cell table:formula="of:=([.C23]/[.G23]) + ([.G23] * 100)" office:value-type="float" office:value="160" calcext:value-type="float">
            <text:p>160</text:p>
          </table:table-cell>
          <table:table-cell table:formula="of:=[.C23]/ [.G23]"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3: 7x20 w 1mm shaft</text:p>
          </table:table-cell>
          <table:table-cell table:content-validation-name="val2" office:value-type="string" calcext:value-type="string">
            <text:p>55mm wide, red 2 rounded rounded 1mm shaft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1" calcext:value-type="float">
            <text:p>51</text:p>
          </table:table-cell>
          <table:table-cell office:value-type="float" office:value="3.7" calcext:value-type="float">
            <text:p>3.7</text:p>
          </table:table-cell>
          <table:table-cell office:value-type="float" office:value="1.9" calcext:value-type="float">
            <text:p>1.9</text:p>
          </table:table-cell>
          <table:table-cell office:value-type="float" office:value="93" calcext:value-type="float">
            <text:p>93</text:p>
          </table:table-cell>
          <table:table-cell table:formula="of:=([.C24]/[.G24]) + ([.G24] * 100)" office:value-type="float" office:value="200.526315789474" calcext:value-type="float">
            <text:p>200.526315789474</text:p>
          </table:table-cell>
          <table:table-cell table:formula="of:=[.C24]/ [.G24]" office:value-type="float" office:value="10.5263157894737" calcext:value-type="float">
            <text:p>10.5263157894737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3: 7x20 w 1mm shaft</text:p>
          </table:table-cell>
          <table:table-cell table:content-validation-name="val2" office:value-type="string" calcext:value-type="string">
            <text:p>77mm wide, black 2 rounded sharp 1mm shaft</text:p>
          </table:table-cell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 office:value-type="float" office:value="3.7" calcext:value-type="float">
            <text:p>3.7</text:p>
          </table:table-cell>
          <table:table-cell office:value-type="float" office:value="2.4" calcext:value-type="float">
            <text:p>2.4</text:p>
          </table:table-cell>
          <table:table-cell office:value-type="float" office:value="80" calcext:value-type="float">
            <text:p>80</text:p>
          </table:table-cell>
          <table:table-cell table:formula="of:=([.C25]/[.G25]) + ([.G25] * 100)" office:value-type="float" office:value="249.583333333333" calcext:value-type="float">
            <text:p>249.583333333333</text:p>
          </table:table-cell>
          <table:table-cell table:formula="of:=[.C25]/ [.G25]" office:value-type="float" office:value="9.58333333333333" calcext:value-type="float">
            <text:p>9.58333333333333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3: 7x20 w 1mm shaft</text:p>
          </table:table-cell>
          <table:table-cell table:content-validation-name="val2" office:value-type="string" calcext:value-type="string">
            <text:p>55mm wide, black 2 flat squared 1mm shaft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([.C26]/[.G26]) + ([.G26] * 100)" office:value-type="float" office:value="210" calcext:value-type="float">
            <text:p>210</text:p>
          </table:table-cell>
          <table:table-cell table:formula="of:=[.C26]/ [.G26]"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3: 7x20 w 1mm shaft</text:p>
          </table:table-cell>
          <table:table-cell table:content-validation-name="val2" office:value-type="string" calcext:value-type="string">
            <text:p>40mm wide, transparent gray 2 flat sharp 1mm shaft</text:p>
          </table:table-cell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office:value-type="float" office:value="73" calcext:value-type="float">
            <text:p>73</text:p>
          </table:table-cell>
          <table:table-cell table:formula="of:=([.C27]/[.G27]) + ([.G27] * 100)" office:value-type="float" office:value="170.625" calcext:value-type="float">
            <text:p>170.625</text:p>
          </table:table-cell>
          <table:table-cell table:formula="of:=[.C27]/ [.G27]" office:value-type="float" office:value="10.625" calcext:value-type="float">
            <text:p>10.625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3: 7x20 w 1mm shaft</text:p>
          </table:table-cell>
          <table:table-cell table:content-validation-name="val2" office:value-type="string" calcext:value-type="string">
            <text:p>76.3mm wide, transparent orange 2 flat sharp 1mm shaft</text:p>
          </table:table-cell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office:value-type="float" office:value="78" calcext:value-type="float">
            <text:p>78</text:p>
          </table:table-cell>
          <table:table-cell table:formula="of:=([.C28]/[.G28]) + ([.G28] * 100)" office:value-type="float" office:value="240.434782608696" calcext:value-type="float">
            <text:p>240.434782608696</text:p>
          </table:table-cell>
          <table:table-cell table:formula="of:=[.C28]/ [.G28]" office:value-type="float" office:value="10.4347826086957" calcext:value-type="float">
            <text:p>10.4347826086957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3: 7x20 w 1mm shaft</text:p>
          </table:table-cell>
          <table:table-cell table:content-validation-name="val2" office:value-type="string" calcext:value-type="string">
            <text:p>76.3mm wide, black 2 rounded squared 1mm shaft</text:p>
          </table:table-cell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3" calcext:value-type="float">
            <text:p>33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office:value-type="float" office:value="79" calcext:value-type="float">
            <text:p>79</text:p>
          </table:table-cell>
          <table:table-cell table:formula="of:=([.C29]/[.G29]) + ([.G29] * 100)" office:value-type="float" office:value="240" calcext:value-type="float">
            <text:p>240</text:p>
          </table:table-cell>
          <table:table-cell table:formula="of:=[.C29]/ [.G29]"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3: 7x20 w 1mm shaft</text:p>
          </table:table-cell>
          <table:table-cell table:content-validation-name="val2" office:value-type="string" calcext:value-type="string">
            <text:p>41mm wide, transparent red 3 flat sharp 1mm shaft</text:p>
          </table:table-cell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.9" calcext:value-type="float">
            <text:p>1.9</text:p>
          </table:table-cell>
          <table:table-cell office:value-type="float" office:value="73" calcext:value-type="float">
            <text:p>73</text:p>
          </table:table-cell>
          <table:table-cell table:formula="of:=([.C30]/[.G30]) + ([.G30] * 100)" office:value-type="float" office:value="199.473684210526" calcext:value-type="float">
            <text:p>199.473684210526</text:p>
          </table:table-cell>
          <table:table-cell table:formula="of:=[.C30]/ [.G30]" office:value-type="float" office:value="9.47368421052632" calcext:value-type="float">
            <text:p>9.47368421052632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3: 7x20 w 1mm shaft</text:p>
          </table:table-cell>
          <table:table-cell table:content-validation-name="val2" office:value-type="string" calcext:value-type="string">
            <text:p>66mm wide, clear 2 flat squared 1mm shaft</text:p>
          </table:table-cell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78" calcext:value-type="float">
            <text:p>78</text:p>
          </table:table-cell>
          <table:table-cell table:formula="of:=([.C31]/[.G31]) + ([.G31] * 100)" office:value-type="float" office:value="221.428571428571" calcext:value-type="float">
            <text:p>221.428571428571</text:p>
          </table:table-cell>
          <table:table-cell table:formula="of:=[.C31]/ [.G31]" office:value-type="float" office:value="11.4285714285714" calcext:value-type="float">
            <text:p>11.4285714285714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3: 7x20 w 1mm shaft</text:p>
          </table:table-cell>
          <table:table-cell table:content-validation-name="val2" office:value-type="string" calcext:value-type="string">
            <text:p>46mm wide, blue 2 none rounded 1mm shaft</text:p>
          </table:table-cell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7" calcext:value-type="float">
            <text:p>57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office:value-type="float" office:value="75" calcext:value-type="float">
            <text:p>75</text:p>
          </table:table-cell>
          <table:table-cell table:formula="of:=([.C32]/[.G32]) + ([.G32] * 100)" office:value-type="float" office:value="170.625" calcext:value-type="float">
            <text:p>170.625</text:p>
          </table:table-cell>
          <table:table-cell table:formula="of:=[.C32]/ [.G32]" office:value-type="float" office:value="10.625" calcext:value-type="float">
            <text:p>10.625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4: 7x16 w 0.8mm shaft</text:p>
          </table:table-cell>
          <table:table-cell table:content-validation-name="val2" office:value-type="string" calcext:value-type="string">
            <text:p>140mm wide, black 2 none rounded 1mm shaft</text:p>
          </table:table-cell>
          <table:table-cell office:value-type="float" office:value="42" calcext:value-type="float">
            <text:p>4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([.C33]/[.G33]) + ([.G33] * 100)" office:value-type="float" office:value="221" calcext:value-type="float">
            <text:p>221</text:p>
          </table:table-cell>
          <table:table-cell table:formula="of:=[.C33]/ [.G33]" office:value-type="float" office:value="21" calcext:value-type="float">
            <text:p>21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5: 6x14 w 0.8mm shaft</text:p>
          </table:table-cell>
          <table:table-cell table:content-validation-name="val3" office:value-type="string" calcext:value-type="string">
            <text:p>46mm wide, black 2 flat rounded 0.8mm shaft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2" calcext:value-type="float">
            <text:p>42</text:p>
          </table:table-cell>
          <table:table-cell office:value-type="float" office:value="3.7" calcext:value-type="float">
            <text:p>3.7</text:p>
          </table:table-cell>
          <table:table-cell office:value-type="float" office:value="1.3" calcext:value-type="float">
            <text:p>1.3</text:p>
          </table:table-cell>
          <table:table-cell office:value-type="float" office:value="81" calcext:value-type="float">
            <text:p>81</text:p>
          </table:table-cell>
          <table:table-cell table:formula="of:=([.C34]/[.G34]) + ([.G34] * 100)" office:value-type="float" office:value="137.692307692308" calcext:value-type="float">
            <text:p>137.692307692308</text:p>
          </table:table-cell>
          <table:table-cell table:formula="of:=[.C34]/ [.G34]" office:value-type="float" office:value="7.69230769230769" calcext:value-type="float">
            <text:p>7.69230769230769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5: 6x14 w 0.8mm shaft</text:p>
          </table:table-cell>
          <table:table-cell table:content-validation-name="val3" office:value-type="string" calcext:value-type="string">
            <text:p>46mm wide, black 2 rounded rounded 0.8mm shaft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7" calcext:value-type="float">
            <text:p>37</text:p>
          </table:table-cell>
          <table:table-cell office:value-type="float" office:value="3.7" calcext:value-type="float">
            <text:p>3.7</text:p>
          </table:table-cell>
          <table:table-cell office:value-type="float" office:value="1.3" calcext:value-type="float">
            <text:p>1.3</text:p>
          </table:table-cell>
          <table:table-cell office:value-type="float" office:value="67" calcext:value-type="float">
            <text:p>67</text:p>
          </table:table-cell>
          <table:table-cell table:formula="of:=([.C35]/[.G35]) + ([.G35] * 100)" office:value-type="float" office:value="137.692307692308" calcext:value-type="float">
            <text:p>137.692307692308</text:p>
          </table:table-cell>
          <table:table-cell table:formula="of:=[.C35]/ [.G35]" office:value-type="float" office:value="7.69230769230769" calcext:value-type="float">
            <text:p>7.69230769230769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5: 6x14 w 0.8mm shaft</text:p>
          </table:table-cell>
          <table:table-cell table:content-validation-name="val3" office:value-type="string" calcext:value-type="string">
            <text:p>31mm wide, transparent gray 3 flat squared 0.8mm shaft</text:p>
          </table:table-cell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([.C36]/[.G36]) + ([.G36] * 100)" office:value-type="float" office:value="107" calcext:value-type="float">
            <text:p>107</text:p>
          </table:table-cell>
          <table:table-cell table:formula="of:=[.C36]/ [.G36]"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5: 6x14 w 0.8mm shaft</text:p>
          </table:table-cell>
          <table:table-cell table:content-validation-name="val3" office:value-type="string" calcext:value-type="string">
            <text:p>31mm wide, transparent purple 4 flat squared 0.8mm shaft</text:p>
          </table:table-cell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.2" calcext:value-type="float">
            <text:p>1.2</text:p>
          </table:table-cell>
          <table:table-cell office:value-type="float" office:value="76" calcext:value-type="float">
            <text:p>76</text:p>
          </table:table-cell>
          <table:table-cell table:formula="of:=([.C37]/[.G37]) + ([.G37] * 100)" office:value-type="float" office:value="126.666666666667" calcext:value-type="float">
            <text:p>126.666666666667</text:p>
          </table:table-cell>
          <table:table-cell table:formula="of:=[.C37]/ [.G37]" office:value-type="float" office:value="6.66666666666667" calcext:value-type="float">
            <text:p>6.66666666666667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6: 7x20 w 1mm shaft</text:p>
          </table:table-cell>
          <table:table-cell table:content-validation-name="val3" office:value-type="string" calcext:value-type="string">
            <text:p>46mm wide, blue 2 none rounded 1mm shaft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9" calcext:value-type="float">
            <text:p>59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76" calcext:value-type="float">
            <text:p>76</text:p>
          </table:table-cell>
          <table:table-cell table:formula="of:=([.C38]/[.G38]) + ([.G38] * 100)" office:value-type="float" office:value="163.333333333333" calcext:value-type="float">
            <text:p>163.333333333333</text:p>
          </table:table-cell>
          <table:table-cell table:formula="of:=[.C38]/ [.G38]" office:value-type="float" office:value="13.3333333333333" calcext:value-type="float">
            <text:p>13.3333333333333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6: 7x20 w 1mm shaft</text:p>
          </table:table-cell>
          <table:table-cell table:content-validation-name="val3" office:value-type="string" calcext:value-type="string">
            <text:p>55mm wide, red 2 rounded rounded 1mm shaft</text:p>
          </table:table-cell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1" calcext:value-type="float">
            <text:p>51</text:p>
          </table:table-cell>
          <table:table-cell office:value-type="float" office:value="3.7" calcext:value-type="float">
            <text:p>3.7</text:p>
          </table:table-cell>
          <table:table-cell office:value-type="float" office:value="1.7" calcext:value-type="float">
            <text:p>1.7</text:p>
          </table:table-cell>
          <table:table-cell office:value-type="float" office:value="86" calcext:value-type="float">
            <text:p>86</text:p>
          </table:table-cell>
          <table:table-cell table:formula="of:=([.C39]/[.G39]) + ([.G39] * 100)" office:value-type="float" office:value="182.352941176471" calcext:value-type="float">
            <text:p>182.352941176471</text:p>
          </table:table-cell>
          <table:table-cell table:formula="of:=[.C39]/ [.G39]" office:value-type="float" office:value="12.3529411764706" calcext:value-type="float">
            <text:p>12.3529411764706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6: 7x20 w 1mm shaft</text:p>
          </table:table-cell>
          <table:table-cell table:content-validation-name="val3" office:value-type="string" calcext:value-type="string">
            <text:p>77mm wide, black 2 rounded sharp 1mm shaft</text:p>
          </table:table-cell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85" calcext:value-type="float">
            <text:p>85</text:p>
          </table:table-cell>
          <table:table-cell table:formula="of:=([.C40]/[.G40]) + ([.G40] * 100)" office:value-type="float" office:value="230.454545454546" calcext:value-type="float">
            <text:p>230.454545454546</text:p>
          </table:table-cell>
          <table:table-cell table:formula="of:=[.C40]/ [.G40]" office:value-type="float" office:value="10.4545454545455" calcext:value-type="float">
            <text:p>10.4545454545455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6: 7x20 w 1mm shaft</text:p>
          </table:table-cell>
          <table:table-cell table:content-validation-name="val3" office:value-type="string" calcext:value-type="string">
            <text:p>55mm wide, black 2 flat squared 1mm shaft</text:p>
          </table:table-cell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 office:value-type="float" office:value="3.7" calcext:value-type="float">
            <text:p>3.7</text:p>
          </table:table-cell>
          <table:table-cell office:value-type="float" office:value="1.9" calcext:value-type="float">
            <text:p>1.9</text:p>
          </table:table-cell>
          <table:table-cell office:value-type="float" office:value="76" calcext:value-type="float">
            <text:p>76</text:p>
          </table:table-cell>
          <table:table-cell table:formula="of:=([.C41]/[.G41]) + ([.G41] * 100)" office:value-type="float" office:value="201.052631578947" calcext:value-type="float">
            <text:p>201.052631578947</text:p>
          </table:table-cell>
          <table:table-cell table:formula="of:=[.C41]/ [.G41]" office:value-type="float" office:value="11.0526315789474" calcext:value-type="float">
            <text:p>11.0526315789474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6: 7x20 w 1mm shaft</text:p>
          </table:table-cell>
          <table:table-cell table:content-validation-name="val3" office:value-type="string" calcext:value-type="string">
            <text:p>40mm wide, transparent gray 2 flat sharp 1mm shaft</text:p>
          </table:table-cell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73" calcext:value-type="float">
            <text:p>73</text:p>
          </table:table-cell>
          <table:table-cell table:formula="of:=([.C42]/[.G42]) + ([.G42] * 100)" office:value-type="float" office:value="162" calcext:value-type="float">
            <text:p>162</text:p>
          </table:table-cell>
          <table:table-cell table:formula="of:=[.C42]/ [.G42]"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6: 7x20 w 1mm shaft</text:p>
          </table:table-cell>
          <table:table-cell table:content-validation-name="val3" office:value-type="string" calcext:value-type="string">
            <text:p>76.3mm wide, transparent orange 2 flat sharp 1mm shaft</text:p>
          </table:table-cell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formula="of:=([.C43]/[.G43]) + ([.G43] * 100)" office:value-type="float" office:value="211.5" calcext:value-type="float">
            <text:p>211.5</text:p>
          </table:table-cell>
          <table:table-cell table:formula="of:=[.C43]/ [.G43]" office:value-type="float" office:value="11.5" calcext:value-type="float">
            <text:p>11.5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6: 7x20 w 1mm shaft</text:p>
          </table:table-cell>
          <table:table-cell table:content-validation-name="val3" office:value-type="string" calcext:value-type="string">
            <text:p>76.3mm wide, black 2 rounded squared 1mm shaft</text:p>
          </table:table-cell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1" calcext:value-type="float">
            <text:p>31</text:p>
          </table:table-cell>
          <table:table-cell office:value-type="float" office:value="3.7" calcext:value-type="float">
            <text:p>3.7</text:p>
          </table:table-cell>
          <table:table-cell office:value-type="float" office:value="1.9" calcext:value-type="float">
            <text:p>1.9</text:p>
          </table:table-cell>
          <table:table-cell office:value-type="float" office:value="80" calcext:value-type="float">
            <text:p>80</text:p>
          </table:table-cell>
          <table:table-cell table:formula="of:=([.C44]/[.G44]) + ([.G44] * 100)" office:value-type="float" office:value="202.105263157895" calcext:value-type="float">
            <text:p>202.105263157895</text:p>
          </table:table-cell>
          <table:table-cell table:formula="of:=[.C44]/ [.G44]" office:value-type="float" office:value="12.1052631578947" calcext:value-type="float">
            <text:p>12.1052631578947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6: 7x20 w 1mm shaft</text:p>
          </table:table-cell>
          <table:table-cell table:content-validation-name="val3" office:value-type="string" calcext:value-type="string">
            <text:p>41mm wide, transparent red 3 flat sharp 1mm shaft</text:p>
          </table:table-cell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.7" calcext:value-type="float">
            <text:p>1.7</text:p>
          </table:table-cell>
          <table:table-cell office:value-type="float" office:value="77" calcext:value-type="float">
            <text:p>77</text:p>
          </table:table-cell>
          <table:table-cell table:formula="of:=([.C45]/[.G45]) + ([.G45] * 100)" office:value-type="float" office:value="181.176470588235" calcext:value-type="float">
            <text:p>181.176470588235</text:p>
          </table:table-cell>
          <table:table-cell table:formula="of:=[.C45]/ [.G45]" office:value-type="float" office:value="11.1764705882353" calcext:value-type="float">
            <text:p>11.1764705882353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6: 7x20 w 1mm shaft</text:p>
          </table:table-cell>
          <table:table-cell table:content-validation-name="val3" office:value-type="string" calcext:value-type="string">
            <text:p>66mm wide, clear 2 flat squared 1mm shaft</text:p>
          </table:table-cell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([.C46]/[.G46]) + ([.G46] * 100)" office:value-type="float" office:value="211.5" calcext:value-type="float">
            <text:p>211.5</text:p>
          </table:table-cell>
          <table:table-cell table:formula="of:=[.C46]/ [.G46]" office:value-type="float" office:value="11.5" calcext:value-type="float">
            <text:p>11.5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7: 8x16 w 1mm shaft</text:p>
          </table:table-cell>
          <table:table-cell table:content-validation-name="val3" office:value-type="string" calcext:value-type="string">
            <text:p>46mm wide, blue 2 none rounded 1mm shaft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1" calcext:value-type="float">
            <text:p>61</text:p>
          </table:table-cell>
          <table:table-cell office:value-type="float" office:value="3.7" calcext:value-type="float">
            <text:p>3.7</text:p>
          </table:table-cell>
          <table:table-cell office:value-type="float" office:value="1.9" calcext:value-type="float">
            <text:p>1.9</text:p>
          </table:table-cell>
          <table:table-cell office:value-type="float" office:value="80" calcext:value-type="float">
            <text:p>80</text:p>
          </table:table-cell>
          <table:table-cell table:formula="of:=([.C47]/[.G47]) + ([.G47] * 100)" office:value-type="float" office:value="200.526315789474" calcext:value-type="float">
            <text:p>200.526315789474</text:p>
          </table:table-cell>
          <table:table-cell table:formula="of:=[.C47]/ [.G47]" office:value-type="float" office:value="10.5263157894737" calcext:value-type="float">
            <text:p>10.5263157894737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7: 8x16 w 1mm shaft</text:p>
          </table:table-cell>
          <table:table-cell table:content-validation-name="val3" office:value-type="string" calcext:value-type="string">
            <text:p>40mm wide, transparent gray 2 flat sharp 1mm shaft</text:p>
          </table:table-cell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.8" calcext:value-type="float">
            <text:p>1.8</text:p>
          </table:table-cell>
          <table:table-cell office:value-type="float" office:value="77" calcext:value-type="float">
            <text:p>77</text:p>
          </table:table-cell>
          <table:table-cell table:formula="of:=([.C48]/[.G48]) + ([.G48] * 100)" office:value-type="float" office:value="190" calcext:value-type="float">
            <text:p>190</text:p>
          </table:table-cell>
          <table:table-cell table:formula="of:=[.C48]/ [.G48]"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7: 8x16 w 1mm shaft</text:p>
          </table:table-cell>
          <table:table-cell table:content-validation-name="val3" office:value-type="string" calcext:value-type="string">
            <text:p>41mm wide, transparent red 3 flat sharp 1mm shaft</text:p>
          </table:table-cell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77" calcext:value-type="float">
            <text:p>77</text:p>
          </table:table-cell>
          <table:table-cell table:formula="of:=([.C49]/[.G49]) + ([.G49] * 100)" office:value-type="float" office:value="228.181818181818" calcext:value-type="float">
            <text:p>228.181818181818</text:p>
          </table:table-cell>
          <table:table-cell table:formula="of:=[.C49]/ [.G49]" office:value-type="float" office:value="8.18181818181818" calcext:value-type="float">
            <text:p>8.18181818181818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7: 8x16 w 1mm shaft</text:p>
          </table:table-cell>
          <table:table-cell table:content-validation-name="val3" office:value-type="string" calcext:value-type="string">
            <text:p>55mm wide, red 2 rounded rounded 1mm shaft</text:p>
          </table:table-cell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5" calcext:value-type="float">
            <text:p>55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94" calcext:value-type="float">
            <text:p>94</text:p>
          </table:table-cell>
          <table:table-cell table:formula="of:=([.C50]/[.G50]) + ([.G50] * 100)" office:value-type="float" office:value="230.909090909091" calcext:value-type="float">
            <text:p>230.909090909091</text:p>
          </table:table-cell>
          <table:table-cell table:formula="of:=[.C50]/ [.G50]" office:value-type="float" office:value="10.9090909090909" calcext:value-type="float">
            <text:p>10.9090909090909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7: 8x16 w 1mm shaft</text:p>
          </table:table-cell>
          <table:table-cell table:content-validation-name="val3" office:value-type="string" calcext:value-type="string">
            <text:p>55mm wide, black 2 flat squared 1mm shaft</text:p>
          </table:table-cell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9" calcext:value-type="float">
            <text:p>49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office:value-type="float" office:value="79" calcext:value-type="float">
            <text:p>79</text:p>
          </table:table-cell>
          <table:table-cell table:formula="of:=([.C51]/[.G51]) + ([.G51] * 100)" office:value-type="float" office:value="240" calcext:value-type="float">
            <text:p>240</text:p>
          </table:table-cell>
          <table:table-cell table:formula="of:=[.C51]/ [.G51]"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7: 8x16 w 1mm shaft</text:p>
          </table:table-cell>
          <table:table-cell table:content-validation-name="val3" office:value-type="string" calcext:value-type="string">
            <text:p>66mm wide, clear 2 flat squared 1mm shaft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office:value-type="float" office:value="81" calcext:value-type="float">
            <text:p>81</text:p>
          </table:table-cell>
          <table:table-cell table:formula="of:=([.C52]/[.G52]) + ([.G52] * 100)" office:value-type="float" office:value="260" calcext:value-type="float">
            <text:p>260</text:p>
          </table:table-cell>
          <table:table-cell table:formula="of:=[.C52]/ [.G52]"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7: 8x16 w 1mm shaft</text:p>
          </table:table-cell>
          <table:table-cell table:content-validation-name="val3" office:value-type="string" calcext:value-type="string">
            <text:p>76.3mm wide, transparent orange 2 flat sharp 1mm shaft</text:p>
          </table:table-cell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2.9" calcext:value-type="float">
            <text:p>2.9</text:p>
          </table:table-cell>
          <table:table-cell office:value-type="float" office:value="80" calcext:value-type="float">
            <text:p>80</text:p>
          </table:table-cell>
          <table:table-cell table:formula="of:=([.C53]/[.G53]) + ([.G53] * 100)" office:value-type="float" office:value="299.655172413793" calcext:value-type="float">
            <text:p>299.655172413793</text:p>
          </table:table-cell>
          <table:table-cell table:formula="of:=[.C53]/ [.G53]" office:value-type="float" office:value="9.6551724137931" calcext:value-type="float">
            <text:p>9.6551724137931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7: 8x16 w 1mm shaft</text:p>
          </table:table-cell>
          <table:table-cell table:content-validation-name="val3" office:value-type="string" calcext:value-type="string">
            <text:p>76.3mm wide, black 2 rounded squared 1mm shaft</text:p>
          </table:table-cell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6" calcext:value-type="float">
            <text:p>36</text:p>
          </table:table-cell>
          <table:table-cell office:value-type="float" office:value="3.7" calcext:value-type="float">
            <text:p>3.7</text:p>
          </table:table-cell>
          <table:table-cell office:value-type="float" office:value="2.8" calcext:value-type="float">
            <text:p>2.8</text:p>
          </table:table-cell>
          <table:table-cell office:value-type="float" office:value="80" calcext:value-type="float">
            <text:p>80</text:p>
          </table:table-cell>
          <table:table-cell table:formula="of:=([.C54]/[.G54]) + ([.G54] * 100)" office:value-type="float" office:value="289.642857142857" calcext:value-type="float">
            <text:p>289.642857142857</text:p>
          </table:table-cell>
          <table:table-cell table:formula="of:=[.C54]/ [.G54]" office:value-type="float" office:value="9.64285714285714" calcext:value-type="float">
            <text:p>9.64285714285714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7: 8x16 w 1mm shaft</text:p>
          </table:table-cell>
          <table:table-cell table:content-validation-name="val3" office:value-type="string" calcext:value-type="string">
            <text:p>77mm wide, black 2 rounded sharp 1mm shaft</text:p>
          </table:table-cell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formula="of:=([.C55]/[.G55]) + ([.G55] * 100)" office:value-type="float" office:value="308" calcext:value-type="float">
            <text:p>308</text:p>
          </table:table-cell>
          <table:table-cell table:formula="of:=[.C55]/ [.G55]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8: 8x16 w 0.8mm shaft</text:p>
          </table:table-cell>
          <table:table-cell table:content-validation-name="val3" office:value-type="string" calcext:value-type="string">
            <text:p>46mm wide, black 2 flat rounded 0.8mm shaft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5" calcext:value-type="float">
            <text:p>55</text:p>
          </table:table-cell>
          <table:table-cell office:value-type="float" office:value="3.7" calcext:value-type="float">
            <text:p>3.7</text:p>
          </table:table-cell>
          <table:table-cell office:value-type="float" office:value="1.2" calcext:value-type="float">
            <text:p>1.2</text:p>
          </table:table-cell>
          <table:table-cell office:value-type="float" office:value="79" calcext:value-type="float">
            <text:p>79</text:p>
          </table:table-cell>
          <table:table-cell table:formula="of:=([.C56]/[.G56]) + ([.G56] * 100)" office:value-type="float" office:value="132.5" calcext:value-type="float">
            <text:p>132.5</text:p>
          </table:table-cell>
          <table:table-cell table:formula="of:=[.C56]/ [.G56]" office:value-type="float" office:value="12.5" calcext:value-type="float">
            <text:p>12.5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8: 8x16 w 0.8mm shaft</text:p>
          </table:table-cell>
          <table:table-cell table:content-validation-name="val3" office:value-type="string" calcext:value-type="string">
            <text:p>46mm wide, black 2 rounded rounded 0.8mm shaft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3" calcext:value-type="float">
            <text:p>5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74" calcext:value-type="float">
            <text:p>74</text:p>
          </table:table-cell>
          <table:table-cell table:formula="of:=([.C57]/[.G57]) + ([.G57] * 100)" office:value-type="float" office:value="163.333333333333" calcext:value-type="float">
            <text:p>163.333333333333</text:p>
          </table:table-cell>
          <table:table-cell table:formula="of:=[.C57]/ [.G57]" office:value-type="float" office:value="13.3333333333333" calcext:value-type="float">
            <text:p>13.3333333333333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8: 8x16 w 0.8mm shaft</text:p>
          </table:table-cell>
          <table:table-cell table:content-validation-name="val3" office:value-type="string" calcext:value-type="string">
            <text:p>31mm wide, transparent gray 3 flat squared 0.8mm shaft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0.8" calcext:value-type="float">
            <text:p>0.8</text:p>
          </table:table-cell>
          <table:table-cell office:value-type="float" office:value="75" calcext:value-type="float">
            <text:p>75</text:p>
          </table:table-cell>
          <table:table-cell table:formula="of:=([.C58]/[.G58]) + ([.G58] * 100)" office:value-type="float" office:value="92.5" calcext:value-type="float">
            <text:p>92.5</text:p>
          </table:table-cell>
          <table:table-cell table:formula="of:=[.C58]/ [.G58]" office:value-type="float" office:value="12.5" calcext:value-type="float">
            <text:p>12.5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8: 8x16 w 0.8mm shaft</text:p>
          </table:table-cell>
          <table:table-cell table:content-validation-name="val3" office:value-type="string" calcext:value-type="string">
            <text:p>31mm wide, transparent purple 4 flat squared 0.8mm shaft</text:p>
          </table:table-cell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formula="of:=([.C59]/[.G59]) + ([.G59] * 100)" office:value-type="float" office:value="112" calcext:value-type="float">
            <text:p>112</text:p>
          </table:table-cell>
          <table:table-cell table:formula="of:=[.C59]/ [.G59]"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9: 7x20 w 1mm shaft</text:p>
          </table:table-cell>
          <table:table-cell table:content-validation-name="val3" office:value-type="string" calcext:value-type="string">
            <text:p>40mm wide, transparent gray 2 flat sharp 1mm shaft</text:p>
          </table:table-cell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.4" calcext:value-type="float">
            <text:p>1.4</text:p>
          </table:table-cell>
          <table:table-cell office:value-type="float" office:value="64" calcext:value-type="float">
            <text:p>64</text:p>
          </table:table-cell>
          <table:table-cell table:formula="of:=([.C60]/[.G60]) + ([.G60] * 100)" office:value-type="float" office:value="151.428571428571" calcext:value-type="float">
            <text:p>151.428571428571</text:p>
          </table:table-cell>
          <table:table-cell table:formula="of:=[.C60]/ [.G60]" office:value-type="float" office:value="11.4285714285714" calcext:value-type="float">
            <text:p>11.4285714285714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9: 7x20 w 1mm shaft</text:p>
          </table:table-cell>
          <table:table-cell table:content-validation-name="val3" office:value-type="string" calcext:value-type="string">
            <text:p>41mm wide, transparent red 3 flat sharp 1mm shaft</text:p>
          </table:table-cell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1.8" calcext:value-type="float">
            <text:p>1.8</text:p>
          </table:table-cell>
          <table:table-cell office:value-type="float" office:value="68" calcext:value-type="float">
            <text:p>68</text:p>
          </table:table-cell>
          <table:table-cell table:formula="of:=([.C61]/[.G61]) + ([.G61] * 100)" office:value-type="float" office:value="189.444444444444" calcext:value-type="float">
            <text:p>189.444444444444</text:p>
          </table:table-cell>
          <table:table-cell table:formula="of:=[.C61]/ [.G61]" office:value-type="float" office:value="9.44444444444445" calcext:value-type="float">
            <text:p>9.44444444444445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9: 7x20 w 1mm shaft</text:p>
          </table:table-cell>
          <table:table-cell table:content-validation-name="val3" office:value-type="string" calcext:value-type="string">
            <text:p>46mm wide, blue 2 none rounded 1mm shaft</text:p>
          </table:table-cell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7" calcext:value-type="float">
            <text:p>57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68" calcext:value-type="float">
            <text:p>68</text:p>
          </table:table-cell>
          <table:table-cell table:formula="of:=([.C62]/[.G62]) + ([.G62] * 100)" office:value-type="float" office:value="161.333333333333" calcext:value-type="float">
            <text:p>161.333333333333</text:p>
          </table:table-cell>
          <table:table-cell table:formula="of:=[.C62]/ [.G62]" office:value-type="float" office:value="11.3333333333333" calcext:value-type="float">
            <text:p>11.3333333333333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9: 7x20 w 1mm shaft</text:p>
          </table:table-cell>
          <table:table-cell table:content-validation-name="val3" office:value-type="string" calcext:value-type="string">
            <text:p>55mm wide, red 2 rounded rounded 1mm shaft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9" calcext:value-type="float">
            <text:p>49</text:p>
          </table:table-cell>
          <table:table-cell office:value-type="float" office:value="3.7" calcext:value-type="float">
            <text:p>3.7</text:p>
          </table:table-cell>
          <table:table-cell office:value-type="float" office:value="1.7" calcext:value-type="float">
            <text:p>1.7</text:p>
          </table:table-cell>
          <table:table-cell office:value-type="float" office:value="84" calcext:value-type="float">
            <text:p>84</text:p>
          </table:table-cell>
          <table:table-cell table:formula="of:=([.C63]/[.G63]) + ([.G63] * 100)" office:value-type="float" office:value="181.764705882353" calcext:value-type="float">
            <text:p>181.764705882353</text:p>
          </table:table-cell>
          <table:table-cell table:formula="of:=[.C63]/ [.G63]" office:value-type="float" office:value="11.7647058823529" calcext:value-type="float">
            <text:p>11.7647058823529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9: 7x20 w 1mm shaft</text:p>
          </table:table-cell>
          <table:table-cell table:content-validation-name="val3" office:value-type="string" calcext:value-type="string">
            <text:p>55mm wide, black 2 flat squared 1mm shaft</text:p>
          </table:table-cell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.7</text:p>
          </table:table-cell>
          <table:table-cell office:value-type="float" office:value="1.9" calcext:value-type="float">
            <text:p>1.9</text:p>
          </table:table-cell>
          <table:table-cell office:value-type="float" office:value="72" calcext:value-type="float">
            <text:p>72</text:p>
          </table:table-cell>
          <table:table-cell table:formula="of:=([.C64]/[.G64]) + ([.G64] * 100)" office:value-type="float" office:value="201.052631578947" calcext:value-type="float">
            <text:p>201.052631578947</text:p>
          </table:table-cell>
          <table:table-cell table:formula="of:=[.C64]/ [.G64]" office:value-type="float" office:value="11.0526315789474" calcext:value-type="float">
            <text:p>11.0526315789474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9: 7x20 w 1mm shaft</text:p>
          </table:table-cell>
          <table:table-cell table:content-validation-name="val3" office:value-type="string" calcext:value-type="string">
            <text:p>66mm wide, clear 2 flat squared 1mm shaft</text:p>
          </table:table-cell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70" calcext:value-type="float">
            <text:p>70</text:p>
          </table:table-cell>
          <table:table-cell table:formula="of:=([.C65]/[.G65]) + ([.G65] * 100)" office:value-type="float" office:value="221.428571428571" calcext:value-type="float">
            <text:p>221.428571428571</text:p>
          </table:table-cell>
          <table:table-cell table:formula="of:=[.C65]/ [.G65]" office:value-type="float" office:value="11.4285714285714" calcext:value-type="float">
            <text:p>11.4285714285714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9: 7x20 w 1mm shaft</text:p>
          </table:table-cell>
          <table:table-cell table:content-validation-name="val3" office:value-type="string" calcext:value-type="string">
            <text:p>76.3mm wide, transparent orange 2 flat sharp 1mm shaft</text:p>
          </table:table-cell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70" calcext:value-type="float">
            <text:p>70</text:p>
          </table:table-cell>
          <table:table-cell table:formula="of:=([.C66]/[.G66]) + ([.G66] * 100)" office:value-type="float" office:value="220.952380952381" calcext:value-type="float">
            <text:p>220.952380952381</text:p>
          </table:table-cell>
          <table:table-cell table:formula="of:=[.C66]/ [.G66]" office:value-type="float" office:value="10.952380952381" calcext:value-type="float">
            <text:p>10.952380952381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9: 7x20 w 1mm shaft</text:p>
          </table:table-cell>
          <table:table-cell table:content-validation-name="val3" office:value-type="string" calcext:value-type="string">
            <text:p>76.3mm wide, black 2 rounded squared 1mm shaft</text:p>
          </table:table-cell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72" calcext:value-type="float">
            <text:p>72</text:p>
          </table:table-cell>
          <table:table-cell table:formula="of:=([.C67]/[.G67]) + ([.G67] * 100)" office:value-type="float" office:value="220.47619047619" calcext:value-type="float">
            <text:p>220.47619047619</text:p>
          </table:table-cell>
          <table:table-cell table:formula="of:=[.C67]/ [.G67]" office:value-type="float" office:value="10.4761904761905" calcext:value-type="float">
            <text:p>10.4761904761905</text:p>
          </table:table-cell>
          <table:table-cell table:number-columns-repeated="16374"/>
        </table:table-row>
        <table:table-row table:style-name="ro1">
          <table:table-cell table:content-validation-name="val1" office:value-type="string" calcext:value-type="string">
            <text:p>9: 7x20 w 1mm shaft</text:p>
          </table:table-cell>
          <table:table-cell table:content-validation-name="val3" office:value-type="string" calcext:value-type="string">
            <text:p>77mm wide, black 2 rounded sharp 1mm shaft</text:p>
          </table:table-cell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 office:value-type="float" office:value="3.7" calcext:value-type="float">
            <text:p>3.7</text:p>
          </table:table-cell>
          <table:table-cell office:value-type="float" office:value="2.4" calcext:value-type="float">
            <text:p>2.4</text:p>
          </table:table-cell>
          <table:table-cell office:value-type="float" office:value="79" calcext:value-type="float">
            <text:p>79</text:p>
          </table:table-cell>
          <table:table-cell table:formula="of:=([.C68]/[.G68]) + ([.G68] * 100)" office:value-type="float" office:value="249.166666666667" calcext:value-type="float">
            <text:p>249.166666666667</text:p>
          </table:table-cell>
          <table:table-cell table:formula="of:=[.C68]/ [.G68]" office:value-type="float" office:value="9.16666666666667" calcext:value-type="float">
            <text:p>9.16666666666667</text:p>
          </table:table-cell>
          <table:table-cell table:number-columns-repeated="16374"/>
        </table:table-row>
        <table:table-row table:style-name="ro1">
          <table:table-cell table:content-validation-name="val1"/>
          <table:table-cell table:content-validation-name="val3"/>
          <table:table-cell/>
          <table:table-cell table:style-name="Default"/>
          <table:table-cell table:number-columns-repeated="16380"/>
        </table:table-row>
        <table:table-row table:style-name="ro1">
          <table:table-cell table:content-validation-name="val1"/>
          <table:table-cell table:content-validation-name="val3"/>
          <table:table-cell/>
          <table:table-cell table:style-name="Default"/>
          <table:table-cell table:number-columns-repeated="16380"/>
        </table:table-row>
      </table:table>
      <table:named-expressions/>
      <table:database-ranges>
        <table:database-range table:name="__Anonymous_Sheet_DB__2" table:target-range-address="Data.A1:Data.XFD1048576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9:16:04.052000000</meta:creation-date>
    <dc:date>2024-10-30T03:40:42.280000000</dc:date>
    <meta:editing-duration>PT1H19S</meta:editing-duration>
    <meta:editing-cycles>18</meta:editing-cycles>
    <meta:generator>LibreOffice/24.2.2.2$Windows_X86_64 LibreOffice_project/d56cc158d8a96260b836f100ef4b4ef25d6f1a01</meta:generator>
    <meta:document-statistic meta:table-count="3" meta:cell-count="970" meta:object-count="0"/>
  </office:meta>
</office:document-meta>
</file>